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Regular"/>
    <style:font-face style:name="monospace" svg:font-family="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Quicksand Book" svg:font-family="'Quicksand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Quicksand Book" fo:language="de" fo:country="DE"/>
    </style:style>
    <style:style style:name="P2" style:family="paragraph" style:parent-style-name="Text_20_body" style:list-style-name="L1">
      <style:paragraph-properties fo:line-height="100%"/>
      <style:text-properties style:font-name="Quicksand Book" fo:language="de" fo:country="DE"/>
    </style:style>
    <style:style style:name="P3" style:family="paragraph" style:parent-style-name="Text_20_body" style:list-style-name="L1">
      <style:paragraph-properties fo:line-height="100%"/>
      <style:text-properties style:font-name="Quicksand Book" fo:language="de" fo:country="DE" officeooo:paragraph-rsid="001e21c1"/>
    </style:style>
    <style:style style:name="P4" style:family="paragraph" style:parent-style-name="Text_20_body" style:list-style-name="L1">
      <style:paragraph-properties fo:line-height="100%"/>
      <style:text-properties style:font-name="Quicksand Book" fo:language="de" fo:country="DE" style:text-underline-style="none" officeooo:rsid="001b42fa" officeooo:paragraph-rsid="001b42fa"/>
    </style:style>
    <style:style style:name="P5" style:family="paragraph" style:parent-style-name="Text_20_body" style:list-style-name="L1">
      <style:paragraph-properties fo:line-height="100%"/>
      <style:text-properties style:font-name="Quicksand Book" fo:language="de" fo:country="DE" fo:font-style="italic" officeooo:rsid="001b42fa" officeooo:paragraph-rsid="001b42fa" style:font-style-asian="italic" style:font-style-complex="italic"/>
    </style:style>
    <style:style style:name="P6" style:family="paragraph" style:parent-style-name="Text_20_body" style:list-style-name="L1">
      <style:paragraph-properties fo:line-height="100%"/>
      <style:text-properties style:font-name="Quicksand Book" fo:language="de" fo:country="DE" fo:font-style="italic" officeooo:rsid="001b42fa" officeooo:paragraph-rsid="001e21c1" style:font-style-asian="italic" style:font-style-complex="italic"/>
    </style:style>
    <style:style style:name="P7" style:family="paragraph" style:parent-style-name="Text_20_body" style:list-style-name="L1">
      <style:paragraph-properties fo:line-height="100%"/>
      <style:text-properties style:font-name="Quicksand Book" fo:language="de" fo:country="DE" officeooo:rsid="001b42fa" officeooo:paragraph-rsid="001b42fa"/>
    </style:style>
    <style:style style:name="P8" style:family="paragraph" style:parent-style-name="Text_20_body" style:list-style-name="L1">
      <style:paragraph-properties fo:line-height="100%"/>
      <style:text-properties style:font-name="Quicksand Book" fo:language="de" fo:country="DE" officeooo:rsid="001e21c1" officeooo:paragraph-rsid="001e21c1"/>
    </style:style>
    <style:style style:name="P9" style:family="paragraph" style:parent-style-name="Text_20_body" style:list-style-name="L1">
      <style:paragraph-properties fo:line-height="100%"/>
      <style:text-properties style:font-name="Quicksand Book" fo:language="de" fo:country="DE" fo:font-style="normal" officeooo:rsid="001e21c1" officeooo:paragraph-rsid="001e21c1" style:font-style-asian="normal" style:font-style-complex="normal"/>
    </style:style>
    <style:style style:name="P10" style:family="paragraph" style:parent-style-name="Text_20_body" style:list-style-name="L1">
      <style:paragraph-properties fo:line-height="100%"/>
      <style:text-properties style:font-name="Quicksand Book" fo:language="de" fo:country="DE" officeooo:rsid="001e9296" officeooo:paragraph-rsid="001e9296"/>
    </style:style>
    <style:style style:name="P11" style:family="paragraph" style:parent-style-name="Text_20_body">
      <style:paragraph-properties fo:line-height="100%"/>
      <style:text-properties style:font-name="Quicksand Book" fo:language="de" fo:country="DE" officeooo:rsid="001e9296" officeooo:paragraph-rsid="001e9296"/>
    </style:style>
    <style:style style:name="P12" style:family="paragraph" style:parent-style-name="Text_20_body" style:list-style-name="L1">
      <style:paragraph-properties fo:line-height="100%"/>
      <style:text-properties fo:font-variant="normal" fo:text-transform="none" fo:color="#000000" style:font-name="Quicksand Book" fo:letter-spacing="normal" fo:language="de" fo:country="DE" fo:font-style="normal" fo:font-weight="normal" officeooo:rsid="001e9296" officeooo:paragraph-rsid="001e21c1"/>
    </style:style>
    <style:style style:name="P13" style:family="paragraph" style:parent-style-name="Text_20_body">
      <style:text-properties style:font-name="FreeMono" fo:language="de" fo:country="DE" officeooo:paragraph-rsid="0024d481"/>
    </style:style>
    <style:style style:name="P14" style:family="paragraph" style:parent-style-name="Text_20_body">
      <style:text-properties style:font-name="FreeMono" fo:language="de" fo:country="DE" officeooo:rsid="0024d481" officeooo:paragraph-rsid="0024d481"/>
    </style:style>
    <style:style style:name="P15" style:family="paragraph" style:parent-style-name="Text_20_body">
      <style:text-properties style:font-name="FreeMono" fo:language="de" fo:country="DE" officeooo:rsid="0024d481" officeooo:paragraph-rsid="002783cd"/>
    </style:style>
    <style:style style:name="P16" style:family="paragraph" style:parent-style-name="Heading_20_1">
      <style:paragraph-properties fo:line-height="100%"/>
      <style:text-properties style:font-name="Quicksand Book" fo:language="de" fo:country="DE" fo:font-style="normal" style:text-underline-style="none" fo:font-weight="normal" officeooo:paragraph-rsid="001b42fa" style:font-style-asian="normal" style:font-weight-asian="normal" style:font-style-complex="normal" style:font-weight-complex="normal"/>
    </style:style>
    <style:style style:name="P17" style:family="paragraph" style:parent-style-name="Heading_20_2">
      <style:text-properties style:font-name="Quicksand Book" fo:language="de" fo:country="DE" fo:font-weight="normal" style:font-weight-asian="normal" style:font-weight-complex="normal"/>
    </style:style>
    <style:style style:name="T1" style:family="text">
      <style:text-properties fo:font-variant="normal" fo:text-transform="none" fo:color="#000000" fo:letter-spacing="normal" fo:language="de" fo:country="DE" fo:font-style="normal" fo:font-weight="normal"/>
    </style:style>
    <style:style style:name="T2" style:family="text">
      <style:text-properties fo:font-variant="normal" fo:text-transform="none" fo:color="#000000" fo:letter-spacing="normal" fo:language="de" fo:country="DE" fo:font-style="normal" fo:font-weight="normal" officeooo:rsid="001e21c1"/>
    </style:style>
    <style:style style:name="T3" style:family="text">
      <style:text-properties fo:font-variant="normal" fo:text-transform="none" fo:color="#000000" fo:letter-spacing="normal" fo:language="de" fo:country="DE" fo:font-style="normal" fo:font-weight="normal" officeooo:rsid="001e9296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e21c1"/>
    </style:style>
    <style:style style:name="T6" style:family="text">
      <style:text-properties fo:font-variant="normal" fo:text-transform="none" fo:color="#000000" fo:letter-spacing="normal" fo:font-style="normal" fo:font-weight="normal" officeooo:rsid="001e9296"/>
    </style:style>
    <style:style style:name="T7" style:family="text">
      <style:text-properties fo:font-variant="normal" fo:text-transform="none" fo:color="#000000" style:font-name="Quicksand Book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Quicksand Book" fo:font-size="12pt" fo:letter-spacing="normal" fo:font-style="normal" fo:font-weight="normal" style:font-weight-asian="normal" style:font-weight-complex="normal"/>
    </style:style>
    <style:style style:name="T9" style:family="text">
      <style:text-properties officeooo:rsid="001e21c1"/>
    </style:style>
    <style:style style:name="T10" style:family="text">
      <style:text-properties officeooo:rsid="0024d481"/>
    </style:style>
    <style:style style:name="T11" style:family="text">
      <style:text-properties style:font-name="Quicksand Book"/>
    </style:style>
    <style:style style:name="T12" style:family="text">
      <style:text-properties style:font-name="Quicksand Book" officeooo:rsid="00269c94"/>
    </style:style>
    <style:style style:name="T13" style:family="text">
      <style:text-properties style:font-name="Quicksand Book" officeooo:rsid="002783cd"/>
    </style:style>
    <style:style style:name="T14" style:family="text">
      <style:text-properties officeooo:rsid="002f5950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Ubuntu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TSP Aufgabe 1</text:h>
      <text:list xml:id="list6298207730161759445" text:style-name="L1">
        <text:list-header>
          <text:p text:style-name="P2"/>
        </text:list-header>
        <text:list-item>
          <text:p text:style-name="P4">Wer gab dem Verdächtigen Zugriff?</text:p>
          <text:p text:style-name="P5">“ I need to change the password on the gnome account that Jeremy gave me.”</text:p>
          <text:p text:style-name="P5"/>
        </text:list-item>
        <text:list-item>
          <text:p text:style-name="P7">Welche Art von Zugriffen hatte der Verdächtige?</text:p>
          <text:p text:style-name="P7">Account für einen Server der Uni. <text:span text:style-name="T14">o</text:span>f New Orleans</text:p>
          <text:p text:style-name="P7"/>
        </text:list-item>
        <text:list-item>
          <text:p text:style-name="P7">Wie lauten die Zugangsdaten des Verdächtigen?</text:p>
          <text:p text:style-name="P7">Login: gnome Passwort: gnome123</text:p>
          <text:p text:style-name="P7"/>
        </text:list-item>
        <text:list-item>
          <text:p text:style-name="P7">Wie tauschte er sich mit Seinesgleichen aus?</text:p>
          <text:p text:style-name="P7">Textdateien im home von ‘gnome’; evtl. MSN/Google Groups</text:p>
          <text:p text:style-name="P7"/>
        </text:list-item>
        <text:list-item>
          <text:p text:style-name="P7">Welche relevanten Dateien können aus den Netzwerk-Traces gewonnen</text:p>
          <text:p text:style-name="P7">werden?</text:p>
          <text:p text:style-name="P8">2 Rihno Bilder über http, 2 über FTP, 1 in verschlüsseltem Archiv über FTP (Passwort:’monkey’)</text:p>
          <text:p text:style-name="P8"/>
        </text:list-item>
        <text:list-item>
          <text:p text:style-name="P7">Was ist mit der Festplatte passiert?</text:p>
          <text:p text:style-name="P6">“ <text:span text:style-name="T9">I</text:span> zapped the hard drive and then threw it into the Mississippi River.”</text:p>
          <text:p text:style-name="P6"/>
        </text:list-item>
        <text:list-item>
          <text:p text:style-name="P7">Was geschah mit dem USB-Stick?</text:p>
          <text:p text:style-name="P6">“I’m gonna reformat my USB key after this entry, but try not to destroy the good stuff. Stuffed one fatty even between disks ;)”</text:p>
          <text:p text:style-name="P9">Über den Trace lässt sich eine .exe finden, mit der vermutlich der USB Stick bearbeitet wurde.</text:p>
          <text:p text:style-name="P9"/>
        </text:list-item>
        <text:list-item>
          <text:p text:style-name="P7">Welche relevanten Dateien können von dem USB-Stick gewonnen werden?</text:p>
          <text:p text:style-name="P3"><text:span text:style-name="T9">4 Rhino Bilder + 1 versteck in Aligatorbild; .jar mit f5 Ver-/Entschlüsselung, um das </text:span><text:bookmark text:name="firstHeading"/><text:span text:style-name="T4">Steganographie </text:span><text:span text:style-name="T5">Bild zu extrahieren (Passwort:‘gator‘); </text:span><text:span text:style-name="T6">Textdatei des Täters </text:span></text:p>
          <text:p text:style-name="P12"/>
        </text:list-item>
        <text:list-item>
          <text:p text:style-name="P7">Wie kann der USB-Stick mit den Netzwerk-Traces in Verbindung gebracht werden?</text:p>
          <text:p text:style-name="P10">In der Textdatei schreibt der Täter, dass er Zugriff auf den ‘gnome’ Account hat.</text:p>
        </text:list-item>
      </text:list>
      <text:p text:style-name="P11"/>
      <text:p text:style-name="P11"/>
      <text:p text:style-name="P11"/>
      <text:p text:style-name="P11"/>
      <text:h text:style-name="P17" text:outline-level="2"><text:soft-page-break/>Bilder</text:h>
      <text:p text:style-name="P1"/>
      <text:p text:style-name="P13"><text:span text:style-name="T10">rhino1.jpg -&gt; </text:span><text:span text:style-name="T7">rhino.log (filtern nach FTP-DATA -&gt; Follow TCP Stream bei entsprechenden Ausgaben -&gt; in RAW Format speichern)</text:span></text:p>
      <text:p text:style-name="P14">rhino2.jpg -&gt; <text:span text:style-name="T12">rhino.log (FTP-DATA -&gt; Zip -&gt; Entschlüsseln mit ‘monkey’)</text:span></text:p>
      <text:p text:style-name="P13"><text:span text:style-name="T10">rhino3.jpg -&gt; </text:span><text:span text:style-name="T7">rhino.log (filtern nach FTP-DATA -&gt; Follow TCP Stream bei entsprechenden Ausgaben -&gt; in RAW Format speichern)</text:span></text:p>
      <text:p text:style-name="P13"><text:span text:style-name="T10">rhino4.jpg -&gt; </text:span><text:span text:style-name="T8">rhino2.log (File -&gt; Export Objects -&gt; HTTP)</text:span></text:p>
      <text:p text:style-name="P13"><text:span text:style-name="T10">rhino5.gif -&gt; </text:span><text:span text:style-name="T7">rhino2.log (File -&gt; Export Objects -&gt; HTTP)</text:span></text:p>
      <text:p text:style-name="P15">rhino6.gif -&gt; <text:span text:style-name="T13">USB Stick</text:span></text:p>
      <text:p text:style-name="P15">rhino7.jpg -&gt; <text:span text:style-name="T13">USB Stick, stegdetect auf Alig.-Bilder, ein Bild mit f5 versteckt -&gt; mit der .jar extrahieren</text:span></text:p>
      <text:p text:style-name="P14">rhino8.gif -&gt;<text:span text:style-name="T11"> <text:s/></text:span><text:span text:style-name="T13">USB Stick</text:span></text:p>
      <text:p text:style-name="P15">rhino9.jpg -&gt; <text:span text:style-name="T13">USB Sti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 style:font-adornments="Regular"/>
    <style:font-face style:name="monospace" svg:font-family="monospace"/>
    <style:font-face style:name="FreeSans1" svg:font-family="FreeSans" style:font-family-generic="swiss"/>
    <style:font-face style:name="FreeMono" svg:font-family="FreeMono" style:font-family-generic="modern" style:font-pitch="fixed"/>
    <style:font-face style:name="Quicksand Book" svg:font-family="'Quicksand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0:17:03.663619544</meta:creation-date>
    <dc:date>2016-11-06T21:05:12.568737361</dc:date>
    <meta:editing-duration>PT22M23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332" meta:character-count="1948" meta:non-whitespace-character-count="1674"/>
  </office:meta>
</office:document-meta>
</file>